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 Sans" svg:font-family="'Open Sans', 'Helvetica Neue', Helvetica, Arial, san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e7f83" officeooo:paragraph-rsid="001e7f83"/>
    </style:style>
    <style:style style:name="P2" style:family="paragraph" style:parent-style-name="Standard">
      <style:paragraph-properties fo:text-align="start" style:justify-single-word="false"/>
      <style:text-properties officeooo:rsid="001e7f83" officeooo:paragraph-rsid="001e7f83"/>
    </style:style>
    <style:style style:name="P3" style:family="paragraph" style:parent-style-name="Standard">
      <style:paragraph-properties fo:text-align="start" style:justify-single-word="false"/>
      <style:text-properties officeooo:paragraph-rsid="001e7f83"/>
    </style:style>
    <style:style style:name="P4" style:family="paragraph" style:parent-style-name="Standard">
      <style:paragraph-properties fo:text-align="start" style:justify-single-word="false"/>
      <style:text-properties style:font-name="Liberation Serif" fo:font-size="12pt" officeooo:paragraph-rsid="001e7f83"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1e7f83" officeooo:paragraph-rsid="001e7f83" style:font-size-asian="12pt" style:font-size-complex="12pt"/>
    </style:style>
    <style:style style:name="T1"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 style:family="text">
      <style:text-properties fo:font-variant="normal" fo:text-transform="none" fo:color="#000000" style:font-name="Liberation Serif" fo:font-size="12pt" fo:letter-spacing="normal" fo:font-style="normal" style:text-underline-style="none" fo:font-weight="normal" officeooo:rsid="001e7f83" style:font-size-asian="12pt" style:font-size-complex="12pt"/>
    </style:style>
    <style:style style:name="T3" style:family="text">
      <style:text-properties fo:font-variant="normal" fo:text-transform="none" fo:color="#000000" style:font-name="Liberation Serif" fo:font-size="12pt" fo:letter-spacing="normal" style:text-underline-style="none" style:font-size-asian="12pt" style:font-size-complex="12pt"/>
    </style:style>
    <style:style style:name="T4" style:family="text">
      <style:text-properties fo:font-variant="normal" fo:text-transform="none" fo:color="#000000" style:font-name="Liberation Serif" fo:font-size="12pt" fo:letter-spacing="normal" style:text-underline-style="none" fo:font-weight="normal" style:font-size-asian="12pt" style:font-size-complex="12pt"/>
    </style:style>
    <style:style style:name="T5" style:family="text">
      <style:text-properties fo:font-variant="normal" fo:text-transform="none" fo:color="#000000" fo:letter-spacing="normal" fo:font-style="normal" style:text-underline-style="none" fo:font-weight="normal"/>
    </style:style>
    <style:style style:name="T6" style:family="text">
      <style:text-properties fo:font-variant="normal" fo:text-transform="none" fo:color="#000000" fo:letter-spacing="normal" fo:font-style="normal" style:text-underline-style="none" fo:font-weight="normal" officeooo:rsid="001e7f83"/>
    </style:style>
    <style:style style:name="T7" style:family="text">
      <style:text-properties fo:color="#000000" style:font-name="Liberation Serif" fo:font-size="12pt" style:text-underline-style="none" officeooo:rsid="001e7f83"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pack or Parcel</text:p>
      <text:p text:style-name="P1"/>
      <text:p text:style-name="P1"/>
      <text:p text:style-name="P2"/>
      <text:p text:style-name="P3"><text:span text:style-name="T7">Webpack and Parcel </text:span><text:span text:style-name="T1">belong to </text:span><text:span text:style-name="Strong_20_Emphasis"><text:span text:style-name="T1">"JS Build Tools / JS Task Runners"</text:span></text:span><text:span text:style-name="T3"> </text:span><text:span text:style-name="T1">category. </text:span></text:p>
      <text:p text:style-name="P4"><text:span text:style-name="T6">They</text:span><text:span text:style-name="T5"> are both open source tools.</text:span></text:p>
      <text:p text:style-name="P4"><text:span text:style-name="T5"/></text:p>
      <text:p text:style-name="P4"><text:span text:style-name="T6">Parcel </text:span><text:span text:style-name="T5">offers blazing fast performance utilizing multicore processing, and requires zero configuration.</text:span></text:p>
      <text:p text:style-name="P4"><text:span text:style-name="T5"/></text:p>
      <text:p text:style-name="P3"><text:span text:style-name="T1">On the other hand, </text:span><text:span text:style-name="Strong_20_Emphasis"><text:span text:style-name="T1">Webpack</text:span></text:span><text:span text:style-name="T1"> is detailed as "</text:span><text:span text:style-name="Emphasis"><text:span text:style-name="T4">A bundler for javascript and friends</text:span></text:span><text:span text:style-name="T1">". Packs many modules into a few bundled assets. Code Splitting allows to load parts for the application on demand. Through "loaders" modules can be CommonJs, AMD, ES6 modules, CSS, Images, JSON, Coffeescript, LESS, ... and your custom stuff.</text:span></text:p>
      <text:p text:style-name="P4"><text:span text:style-name="T5"/></text:p>
      <text:p text:style-name="P4"><text:span text:style-name="T5"/></text:p>
      <text:p text:style-name="P3"><text:span text:style-name="T2">I decided to use Parcel because it didn’t require any configuration. We just need to install it locally (if you don’t want to install it globally) with <text:s/>« </text:span><text:span text:style-name="Source_20_Text"><text:span text:style-name="T1">npm install parcel-bundler --save-dev », </text:span></text:span><text:span text:style-name="Source_20_Text"><text:span text:style-name="T2">then let’s « npm init -y » (to create your « package.json » file) . You also need to add two task script to your « package.json » and you can start import or export anything you want to reorganize your code. Then let’s « npm run dev » on your terminal and he will continiously watch your code changes and compile it.</text:span></text:span></text:p>
      <text:p text:style-name="P3"><text:span text:style-name="Source_20_Text"><text:span text:style-name="T2">Parcel is easy to install and also easy to use. </text:span></text:span></text:p>
      <text:p text:style-name="P5"><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 Sans" svg:font-family="'Open Sans', 'Helvetica Neue', Helvetica, Arial, sans"/>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0:22:40.485992730</meta:creation-date>
    <dc:date>2021-06-11T10:37:49.836725643</dc:date>
    <meta:editing-duration>PT15M9S</meta:editing-duration>
    <meta:editing-cycles>1</meta:editing-cycles>
    <meta:document-statistic meta:table-count="0" meta:image-count="0" meta:object-count="0" meta:page-count="1" meta:paragraph-count="7" meta:word-count="193" meta:character-count="1107" meta:non-whitespace-character-count="919"/>
    <meta:generator>LibreOffice/6.4.7.2$Linux_X86_64 LibreOffice_project/40$Build-2</meta:generator>
  </office:meta>
</office:document-meta>
</file>